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1546a9" officeooo:paragraph-rsid="001546a9" style:font-size-asian="10.5pt"/>
    </style:style>
    <style:style style:name="T1" style:family="text">
      <style:text-properties officeooo:rsid="00159084"/>
    </style:style>
    <style:style style:name="T2" style:family="text">
      <style:text-properties officeooo:rsid="0015ba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3:</text:p>
      <text:p text:style-name="P1"/>
      <text:p text:style-name="P1"><text:tab/>a. </text:p>
      <text:p text:style-name="P1"><text:tab/><text:tab/>Si la señal que recibe es SIGINT, entonces llama al puntero a función act que en este caso <text:tab/>es la función <text:s/>manejador.</text:p>
      <text:p text:style-name="P1"><text:tab/></text:p>
      <text:p text:style-name="P1"><text:tab/><text:span text:style-name="T1">b.</text:span></text:p>
      <text:p text:style-name="P1"><text:tab/><text:tab/><text:span text:style-name="T1">Imprime cuando reciba la señal SIGINT que se envía cuando presionas Ctrl + C.</text:span></text:p>
      <text:p text:style-name="P1"/>
      <text:p text:style-name="P1"><text:span text:style-name="T1"><text:tab/>c.</text:span></text:p>
      <text:p text:style-name="P1"><text:tab/><text:tab/><text:span text:style-name="T1">Cuando un programa no maneja las señales, o no puede capturar una se utiliza el <text:tab/>manejador por defecto de UNIX.</text:span></text:p>
      <text:p text:style-name="P1"/>
      <text:p text:style-name="P1"><text:span text:style-name="T2"><text:tab/>d.</text:span></text:p>
      <text:p text:style-name="P1"><text:tab/><text:tab/><text:span text:style-name="T2">Como resultado se envia por pantalla “Aqui poner captura” Porque sigaction, ni ningún <text:tab/>otro método, pueden capturar SIGKILL por motivos de segurida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9:32:43.312585530</meta:creation-date>
    <dc:date>2019-03-07T09:45:42.281309466</dc:date>
    <meta:editing-duration>PT7M2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84" meta:character-count="488" meta:non-whitespace-character-count="395"/>
  </office:meta>
</office:document-meta>
</file>